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10000038B0000023D2B77B67EC3830A18.png" manifest:media-type="image/png"/>
  <manifest:file-entry manifest:full-path="Pictures/100000010000077400000372FBF7368CF7120051.png" manifest:media-type="image/png"/>
  <manifest:file-entry manifest:full-path="Pictures/100000010000077D0000037CBE22B9AC6CEF06CA.png" manifest:media-type="image/png"/>
  <manifest:file-entry manifest:full-path="Pictures/100000010000077900000357DC48839083B8A55E.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Source Han Sans CN" svg:font-family="'Source Han Sans C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vertical-align="middle"/>
    </style:style>
    <style:style style:name="gr2" style:family="graphic" style:parent-style-name="objectwithoutfill">
      <style:graphic-properties draw:fill="none" draw:textarea-vertical-align="middl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1.285cm)" draw:image-opacity="100%" style:mirror="non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184cm, 2.179cm, 8.876cm, 1.335cm)" draw:image-opacity="100%" style:mirror="none"/>
    </style:style>
    <style:style style:name="gr5" style:family="graphic">
      <style:graphic-properties style:protect="siz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notes">
      <style:graphic-properties draw:fill-color="#ffffff" draw:auto-grow-height="true" fo:min-height="12.572cm"/>
      <style:paragraph-properties style:writing-mode="lr-tb"/>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color="#ffffff"/>
      <style:text-properties fo:font-size="20pt"/>
    </style:style>
    <style:style style:name="P4" style:family="paragraph">
      <loext:graphic-properties draw:fill-color="#ffffff"/>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1">
        <draw:path draw:style-name="gr1" draw:text-style-name="P1" draw:layer="layout" svg:width="21.589cm" svg:height="15.595cm" svg:x="4.39cm" svg:y="0.003cm" svg:viewBox="0 0 21590 15596" svg:d="M134 4068c131-188 265-455 152-648-127-217-313-410-283-670 26-228 76-455 196-648 124-199 211-436 194-668-17-237 152-443 411-476 219-28 455-94 606 173 139 247 430 388 692 497 240 100 366 314 432 540 68 230 142 500 412 604 277 106 455-155 735-107 288 50 496-220 713-367 192-129 416-166 542-454 95-218 450-108 671-174 294-87 585-24 864-171 202-107 443-145 671-152 305-8 373-307 497-496 132-200 284-463 563-454 194 6 279-240 606 64 225 210 512 94 778 131 218 31 429 125 649 129 253 6 499 74 758 0 212-60 434-55 605-302 152-219 340-389 693-410 297-18 425 111 692 107 229-3 444 105 671 174 232 70 496 58 734 0 222-55 477-423 649-238 221 236 468 230 564 540 84 273 377 373 518 626 129 232 309 533 628 561 219 19 415 161 649 129 240-32 517-89 734 87 265 215-80 436 45 670 114 215-28 417 85 648 100 204 0 462 174 668 166 198 402 298 606 454 163 125 405 331 194 648-131 197-193 434-173 670 17 216 28 429 44 648 23 331 374 337 584 432 227 102 485 74 734 129 206 46 557 28 564 323 5 240 156 428 172 670 15 218 146 428 130 648-24 316 525 354 195 648-206 184-480 247-713 388-202 122-444 157-671 238-239 85-442 246-649 389-224 155-135 491-304 691-160 190-211 436-238 670-25 218-64 455 0 668 117 390-365 269-518 282-243 21-469-40-714-66-260-28-515-113-758-43-245 72-473 197-713 281-267 93-479 291-736 389-255 97-360 320-411 539-47 203-145 526-454 454-255-59-523-33-779-64-266-33-533-78-801-109-284-32-498 116-734 216-206 87-489 77-563 389-78 327-432 94-649 130-257 42-466-131-692-194-211-59-457-159-649 107-164 226-190 535-498 627-241 73-482 163-735 172-264 9-526 46-779 109-247 62-506 110-756 64-284-51-551-175-823-260-284-87-496-296-736-452-212-138-441-208-669-325-244-125-501-216-758-302l-216-130-108-42z">
          <text:p/>
        </draw:path>
        <draw:path draw:style-name="gr2" draw:text-style-name="P2" draw:layer="layout" svg:width="1.14cm" svg:height="0.27cm" draw:transform="rotate (-1.786169956491) translate (7.51054346467887cm 2.81402509877371cm)" svg:viewBox="0 0 1141 271" svg:d="M0 9c180-44 336 82 496 133 159 50 330 51 489 104l153 11 3 14">
          <text:p/>
        </draw:path>
        <draw:path draw:style-name="gr2" draw:text-style-name="P2" draw:layer="layout" svg:width="2.819cm" svg:height="7.898cm" draw:transform="skewX (-0.066497044500984) rotate (0.526042236551091) translate (7.09152571212722cm 3.31217184125255cm)" svg:viewBox="0 0 2820 7899" svg:d="M0 7885c158 47 303-38 465-18 154 19 312-38 452-108 140-71 289-140 451-153 160-13 283-114 429-166 124-44 172-180 251-274 89-106 111-268 20-370-123-139-50-302-56-458-6-140 50-276 36-417-14-134 8-272 57-405 42-115 40-261 145-338 114-83 287-94 362-220 67-112 123-230 169-351 55-145 31-298 37-444 7-154-12-307-10-460 3-159-12-318-59-475s-159-294-121-470c34-163-19-326-52-485-36-164-122-315-160-478-38-162-62-321-81-488-18-159-113-303-179-448-64-141-156-271-199-417-45-149-132-283-158-436l-10-6">
          <text:p/>
        </draw:path>
        <draw:path draw:style-name="gr2" draw:text-style-name="P2" draw:layer="layout" svg:width="3.931cm" svg:height="7.882cm" draw:transform="skewX (-0.012915436464758) rotate (0.411723170545462) translate (10.6493750075256cm 8.17649971909119cm)" svg:viewBox="0 0 3932 7883" svg:d="M0 0c135-3 264 45 395 69 122 22 225 85 348 113 118 27 223 98 334 147 111 48 228 85 334 146 107 62 203 142 299 224 108 92 191 206 287 310 87 95 179 188 273 278 105 100 207 206 319 298 103 83 242 125 321 234 106 144 223 286 289 455 61 157 137 314 169 482 29 152 60 306 87 460 31 171 143 311 233 457 76 126 292 199 235 366-44 130-72 255-130 378-58 122-109 251-168 373-62 131-109 269-200 386-82 106-147 225-219 339-69 110-112 228-191 337-77 106-168 200-224 322-54 116-151 217-181 342-40 167 99 295 124 462 23 147 55 292 70 439 14 139 58 280 35 424l8 42">
          <text:p/>
        </draw:path>
        <draw:frame draw:style-name="gr3" draw:text-style-name="P2" draw:layer="layout" svg:width="27.288cm" svg:height="12.513cm" svg:x="0cm" svg:y="0.005cm">
          <draw:image xlink:href="Pictures/100000010000077900000357DC48839083B8A55E.png" xlink:type="simple" xlink:show="embed" xlink:actuate="onLoad" draw:mime-type="image/png">
            <text:p/>
          </draw:image>
        </draw:frame>
        <draw:frame draw:style-name="gr4" draw:text-style-name="P2" draw:layer="layout" svg:width="26.059cm" svg:height="8.024cm" svg:x="0cm" svg:y="7.727cm">
          <draw:image xlink:href="Pictures/100000010000077D0000037CBE22B9AC6CEF06CA.png" xlink:type="simple" xlink:show="embed" xlink:actuate="onLoad" draw:mime-type="image/png">
            <text:p/>
          </draw:image>
        </draw:frame>
        <draw:path draw:style-name="gr2" draw:text-style-name="P2" draw:layer="layout" svg:width="9.611cm" svg:height="4.925cm" svg:x="12.006cm" svg:y="1.906cm" svg:viewBox="0 0 9612 4926" svg:d="M0 4923c142 13 281-25 424-12 151 13 287-61 436-84 140-22 280-47 423-48 153-2 305 10 460-48 128-48 265-76 399-108 128-31 253-72 388-84 138-13 275-41 411-73 128-31 259-32 388-61 146-31 298-42 448-60 129-15 257-40 387-48 131-8 260-34 388-60 133-27 266-34 399-60 132-26 256-80 387-108 147-32 248-138 363-217 138-94 243-228 340-361 89-124 159-259 241-386 85-132 190-252 291-372 107-127 250-221 388-314 124-84 267-123 399-193 122-65 260-98 376-180 141-100 254-230 386-337 122-99 258-183 376-289 125-111 232-243 351-361 116-114 169-263 291-373 107-98 148-250 241-362l85-120 86-120 60-84">
          <text:p/>
        </draw:path>
        <draw:path draw:style-name="gr2" draw:text-style-name="P2" draw:layer="layout" svg:width="8.065cm" svg:height="0.936cm" draw:transform="skewX (-0.000523598775598252) rotate (2.22058240731239) translate (21.848664551314cm 12.7566635976713cm)" svg:viewBox="0 0 8066 937" svg:d="M0 394c164-14 330 60 487-14 137-65 293-103 444-77 147 24 301-3 446 17 167 23 319-11 478-21 162-11 321-9 482-49 172-41 354-4 526 17 163 19 291-74 438-113 155-42 303-115 461-141 154-26 313-9 465 15 150 23 300 44 447 79 127 30 234 100 351 144 130 50 263 93 380 166 115 72 242 88 339 180 98 94 229 144 356 179 126 35 253 69 374 115 141 55 294 40 442 46 156 6 305-24 464-47 148-20 299-27 441 27l157-3 88 6">
          <text:p/>
        </draw:path>
        <presentation:notes draw:style-name="dp1">
          <draw:page-thumbnail draw:style-name="gr5" draw:layer="layout" svg:width="18.624cm" svg:height="10.476cm" svg:x="1.482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0">
        <draw:path draw:style-name="gr1" draw:text-style-name="P1" draw:layer="layout" svg:width="14.67cm" svg:height="10.615cm" svg:x="6.888cm" svg:y="1.505cm" svg:viewBox="0 0 14671 10616" svg:d="M91 2769c89-128 180-310 103-441-86-148-212-279-192-456 18-155 52-310 133-441 85-136 144-297 132-455-11-161 103-302 279-324 149-19 310-64 412 118 95 168 292 264 470 338 163 68 249 214 294 368 46 156 96 340 280 411 188 72 309-106 499-73 196 34 337-150 485-250 130-88 283-113 368-309 65-148 306-73 456-118 200-59 397-17 587-117 137-73 301-99 456-103 207-6 253-209 338-338 89-136 193-315 382-309 132 4 190-163 412 44 153 143 348 64 529 89 148 21 291 85 441 88 172 4 339 50 515 0 144-41 295-38 411-206 103-149 231-265 471-279 202-12 289 76 470 73 156-2 302 71 456 118 158 48 337 40 499 0 151-37 324-288 441-162 150 161 318 157 383 368 57 186 256 254 352 426 88 158 210 363 427 382 149 13 282 109 441 88 163-22 351-61 499 59 180 146-55 297 30 456 78 146-19 284 58 441 68 139 0 315 118 455 113 135 273 203 412 309 111 85 275 225 132 441-89 134-131 295-118 456 12 147 20 292 30 441 16 225 254 230 397 294 154 70 330 50 499 88 140 31 379 19 383 220 4 163 106 291 117 456 10 148 99 291 88 441-16 215 357 241 133 441-140 125-326 168-485 264-137 83-301 107-456 162-162 58-300 167-441 265-152 105-91 334-206 470-109 130-144 297-162 456-17 149-43 310 0 455 80 265-248 183-352 192-165 14-319-27-485-45-177-19-350-77-515-29-167 49-322 134-485 191-181 63-325 198-500 265-173 66-244 218-279 367-32 138-99 358-309 309-173-40-355-22-529-44-181-22-362-53-544-74-193-22-339 79-499 147-140 59-332 52-383 265-52 222-293 64-441 88-174 29-316-89-470-132-143-40-310-108-441 73-111 154-129 364-338 427-164 49-328 111-500 117-179 6-357 31-529 74-168 42-344 75-514 44-193-35-374-120-559-177-193-60-337-202-500-308-144-94-300-141-455-221-166-85-340-147-515-206l-147-88-73-29z">
          <text:p/>
        </draw:path>
        <draw:frame draw:style-name="gr6" draw:text-style-name="P2" draw:layer="layout" svg:width="27.999cm" svg:height="12.942cm" svg:x="0cm" svg:y="1.401cm">
          <draw:image xlink:href="Pictures/100000010000077400000372FBF7368CF7120051.png" xlink:type="simple" xlink:show="embed" xlink:actuate="onLoad" draw:mime-type="image/png">
            <text:p/>
          </draw:image>
        </draw:frame>
        <presentation:notes draw:style-name="dp2">
          <draw:page-thumbnail draw:style-name="gr5" draw:layer="layout" svg:width="18.624cm" svg:height="10.476cm" svg:x="1.482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draw:frame draw:style-name="gr6" draw:text-style-name="P2" draw:layer="layout" svg:width="23.997cm" svg:height="15.16cm" svg:x="2cm" svg:y="0.292cm">
          <draw:image xlink:href="Pictures/100000010000038B0000023D2B77B67EC3830A18.png" xlink:type="simple" xlink:show="embed" xlink:actuate="onLoad" draw:mime-type="image/png">
            <text:p/>
          </draw:image>
        </draw:frame>
        <presentation:notes draw:style-name="dp2">
          <draw:page-thumbnail draw:style-name="gr5" draw:layer="layout" svg:width="18.624cm" svg:height="10.476cm" svg:x="1.482cm" svg:y="2.123cm" draw:page-number="3" presentation:class="page"/>
          <draw:frame presentation:style-name="pr1"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Source Han Sans CN" svg:font-family="'Source Han Sans CN'"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_20_Dot_20_4" svg:stroke-width="0.051cm" svg:stroke-color="#ff860d" draw:marker-start-width="0.279cm" draw:marker-start-center="false" draw:marker-end-width="0.279cm" draw:marker-end-center="false" draw:fill="solid" draw:fill-color="#ffe6cc"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6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1.8999996185303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7cm" fo:margin-bottom="0cm" fo:text-indent="0cm"/>
      <style:text-properties fo:font-size="27.8999996185303pt" style:font-size-asian="28pt" style:font-size-complex="28pt"/>
    </style:style>
    <style:style style:name="Default-outline3" style:family="presentation" style:parent-style-name="Default-outline2">
      <style:paragraph-properties fo:margin-left="0cm" fo:margin-right="0cm" fo:margin-top="0.297cm" fo:margin-bottom="0cm" fo:text-indent="0cm"/>
      <style:text-properties fo:font-size="23.8999996185303pt" style:font-size-asian="24pt" style:font-size-complex="24pt"/>
    </style:style>
    <style:style style:name="Default-outline4" style:family="presentation" style:parent-style-name="Default-outline3">
      <style:paragraph-properties fo:margin-left="0cm" fo:margin-right="0cm" fo:margin-top="0.197cm" fo:margin-bottom="0cm" fo:text-indent="0cm"/>
      <style:text-properties fo:font-size="19.8999996185303pt" style:font-size-asian="20pt" style:font-size-complex="20pt"/>
    </style:style>
    <style:style style:name="Default-outline5" style:family="presentation" style:parent-style-name="Default-outline4">
      <style:paragraph-properties fo:margin-left="0cm" fo:margin-right="0cm" fo:margin-top="0.096cm" fo:margin-bottom="0cm" fo:text-indent="0cm"/>
      <style:text-properties fo:font-size="19.8999996185303pt" style:font-size-asian="20pt" style:font-size-complex="20pt"/>
    </style:style>
    <style:style style:name="Default-outline6" style:family="presentation" style:parent-style-name="Default-outline5">
      <style:paragraph-properties fo:margin-left="0cm" fo:margin-right="0cm" fo:margin-top="0.096cm" fo:margin-bottom="0cm" fo:text-indent="0cm"/>
      <style:text-properties fo:font-size="19.8999996185303pt" style:font-size-asian="20pt" style:font-size-complex="20pt"/>
    </style:style>
    <style:style style:name="Default-outline7" style:family="presentation" style:parent-style-name="Default-outline6">
      <style:paragraph-properties fo:margin-left="0cm" fo:margin-right="0cm" fo:margin-top="0.096cm" fo:margin-bottom="0cm" fo:text-indent="0cm"/>
      <style:text-properties fo:font-size="19.8999996185303pt" style:font-size-asian="20pt" style:font-size-complex="20pt"/>
    </style:style>
    <style:style style:name="Default-outline8" style:family="presentation" style:parent-style-name="Default-outline7">
      <style:paragraph-properties fo:margin-left="0cm" fo:margin-right="0cm" fo:margin-top="0.096cm" fo:margin-bottom="0cm" fo:text-indent="0cm"/>
      <style:text-properties fo:font-size="19.8999996185303pt" style:font-size-asian="20pt" style:font-size-complex="20pt"/>
    </style:style>
    <style:style style:name="Default-outline9" style:family="presentation" style:parent-style-name="Default-outline8">
      <style:paragraph-properties fo:margin-left="0cm" fo:margin-right="0cm" fo:margin-top="0.096cm" fo:margin-bottom="0cm" fo:text-indent="0cm"/>
      <style:text-properties fo:font-size="19.8999996185303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3.9000015258789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6.162cm" fo:page-height="15.74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594cm" svg:x="1cm" svg:y="3.123cm"/>
      <draw:page-thumbnail draw:layer="backgroundobjects" svg:width="9.294cm" svg:height="5.594cm" svg:x="1cm" svg:y="11.171cm"/>
      <draw:page-thumbnail draw:layer="backgroundobjects" svg:width="9.294cm" svg:height="5.594cm" svg:x="1cm" svg:y="19.219cm"/>
      <draw:page-thumbnail draw:layer="backgroundobjects" svg:width="9.294cm" svg:height="5.594cm" svg:x="11.295cm" svg:y="3.123cm"/>
      <draw:page-thumbnail draw:layer="backgroundobjects" svg:width="9.294cm" svg:height="5.594cm" svg:x="11.295cm" svg:y="11.171cm"/>
      <draw:page-thumbnail draw:layer="backgroundobjects" svg:width="9.294cm" svg:height="5.594cm" svg:x="11.295cm" svg:y="19.219cm"/>
    </style:handout-master>
    <style:master-page style:name="Default" style:page-layout-name="PM1" draw:style-name="Mdp1">
      <draw:frame presentation:style-name="Default-title" draw:layer="backgroundobjects" svg:width="25.199cm" svg:height="2.629cm" svg:x="1.4cm" svg:y="0.625cm" presentation:class="title" presentation:placeholder="true">
        <draw:text-box/>
      </draw:frame>
      <draw:frame presentation:style-name="Default-outline1" draw:layer="backgroundobjects" svg:width="25.199cm" svg:height="9.134cm" svg:x="1.4cm" svg:y="3.682cm" presentation:class="outline" presentation:placeholder="true">
        <draw:text-box/>
      </draw:frame>
      <draw:frame presentation:style-name="Mpr1" draw:text-style-name="MP2" draw:layer="backgroundobjects" svg:width="6.523cm" svg:height="1.085cm" svg:x="1.4cm" svg:y="14.345cm" presentation:class="date-time">
        <draw:text-box>
          <text:p text:style-name="MP1"><text:span text:style-name="MT1"><presentation:date-time/></text:span></text:p>
        </draw:text-box>
      </draw:frame>
      <draw:frame presentation:style-name="Mpr1" draw:text-style-name="MP6" draw:layer="backgroundobjects" svg:width="8.875cm" svg:height="1.085cm" svg:x="9.573cm" svg:y="14.345cm" presentation:class="footer">
        <draw:text-box>
          <text:p text:style-name="MP5"><text:span text:style-name="MT1"><presentation:footer/></text:span></text:p>
        </draw:text-box>
      </draw:frame>
      <draw:frame presentation:style-name="Mpr1" draw:text-style-name="MP4" draw:layer="backgroundobjects" svg:width="6.523cm" svg:height="1.085cm" svg:x="20.073cm" svg:y="14.345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3T14:48:27.546455923</meta:creation-date>
    <dc:date>2023-09-15T15:15:16.660438598</dc:date>
    <meta:editing-duration>PT9M4S</meta:editing-duration>
    <meta:editing-cycles>3</meta:editing-cycles>
    <meta:generator>LibreOffice/7.5.6.2$Linux_X86_64 LibreOffice_project/50$Build-2</meta:generator>
    <meta:document-statistic meta:object-count="38"/>
  </office:meta>
</office:document-meta>
</file>